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9pt" svg:height="255.23pt" svg:x="157.63pt" svg:y="240.97pt">
            <draw:object draw:notify-on-update-of-ranges="Sheet1.A2:Sheet1.A5 Sheet1.B1:Sheet1.B1 Sheet1.B2:Sheet1.B5 Sheet1.B2:Sheet1.E2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70.85pt" svg:y="152.67pt">
            <draw:object draw:notify-on-update-of-ranges="Sheet1.A7:Sheet1.A10 Sheet1.B7:Sheet1.B10 Sheet1.C7:Sheet1.C10 Sheet1.D7:Sheet1.D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<text:s/>parallel</text:p>
          </table:table-cell>
          <table:table-cell office:value-type="string" calcext:value-type="string">
            <text:p>concurren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7.899" calcext:value-type="float">
            <text:p>27.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512" calcext:value-type="float">
            <text:p>15.512</text:p>
          </table:table-cell>
          <table:table-cell office:value-type="float" office:value="15.751" calcext:value-type="float">
            <text:p>15.75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492" calcext:value-type="float">
            <text:p>11.492</text:p>
          </table:table-cell>
          <table:table-cell office:value-type="float" office:value="10.442" calcext:value-type="float">
            <text:p>10.44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858" calcext:value-type="float">
            <text:p>9.858</text:p>
          </table:table-cell>
          <table:table-cell office:value-type="float" office:value="8.352" calcext:value-type="float">
            <text:p>8.35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/[.B3]" office:value-type="float" office:value="1.79854306343476" calcext:value-type="float">
            <text:p>1.79854306343476</text:p>
          </table:table-cell>
          <table:table-cell table:formula="of:=[.C2]/[.C3]" office:value-type="float" office:value="1.77125261888134" calcext:value-type="float">
            <text:p>1.7712526188813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/[.B4]" office:value-type="float" office:value="2.42768882701009" calcext:value-type="float">
            <text:p>2.42768882701009</text:p>
          </table:table-cell>
          <table:table-cell table:formula="of:=[.C2]/[.C4]" office:value-type="float" office:value="2.67180616740088" calcext:value-type="float">
            <text:p>2.6718061674008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/[.B5]" office:value-type="float" office:value="2.83008723879083" calcext:value-type="float">
            <text:p>2.83008723879083</text:p>
          </table:table-cell>
          <table:table-cell table:formula="of:=[.C2]/[.C5]" office:value-type="float" office:value="3.34039750957854" calcext:value-type="float">
            <text:p>3.34039750957854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21:15:44.994074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22:40:31.861610494</meta:creation-date>
    <dc:date>2020-04-24T21:21:48.228159372</dc:date>
    <meta:editing-duration>PT44M27S</meta:editing-duration>
    <meta:editing-cycles>7</meta:editing-cycles>
    <meta:generator>LibreOffice/6.0.7.3$Linux_X86_64 LibreOffice_project/00m0$Build-3</meta:generator>
    <meta:document-statistic meta:table-count="1" meta:cell-count="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7.36cm" svg:y="0.316cm" chart:style-name="ch2">
          <text:p>Time </text:p>
        </chart:title>
        <chart:legend chart:legend-position="end" svg:x="13.041cm" svg:y="3.705cm" style:legend-expansion="high" chart:style-name="ch3"/>
        <chart:plot-area chart:style-name="ch4" table:cell-range-address="Sheet1.A2:Sheet1.C5 Sheet1.B1:Sheet1.C1 Sheet1.B2:Sheet1.E2" chart:data-source-has-labels="both" svg:x="1.33cm" svg:y="1.275cm" svg:width="11.392cm" svg:height="6.569cm">
          <chartooo:coordinate-region svg:x="1.951cm" svg:y="1.474cm" svg:width="10.677cm" svg:height="5.723cm"/>
          <chart:axis chart:dimension="x" chart:name="primary-x" chart:style-name="ch5" chartooo:axis-type="auto">
            <chartooo:date-scale/>
            <chart:title svg:x="6.532cm" svg:y="8.024cm" chart:style-name="ch6">
              <text:p>Cores</text:p>
            </chart:title>
            <chart:categories table:cell-range-address="Sheet1.A2:Sheet1.A5"/>
          </chart:axis>
          <chart:axis chart:dimension="y" chart:name="primary-y" chart:style-name="ch5">
            <chart:title svg:x="0.451cm" svg:y="5.159cm" chart:style-name="ch7">
              <text:p>Time(s)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line">
            <chart:data-point chart:repeated="4"/>
          </chart:series>
          <chart:series chart:style-name="ch10" chart:values-cell-range-address="Sheet1.B2:Sheet1.E2" loext:label-string="serial" chart:class="chart:line">
            <chart:data-point chart:repeated="4"/>
          </chart:series>
          <chart:series chart:style-name="ch11" chart:values-cell-range-address="Sheet1.C2:Sheet1.C5" chart:label-cell-address="Sheet1.C1:Sheet1.C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arallel</text:p>
                <draw:g>
                  <svg:desc>Sheet1.B1:Sheet1.B1</svg:desc>
                </draw:g>
              </table:table-cell>
              <table:table-cell office:value-type="string">
                <text:p>serial</text:p>
              </table:table-cell>
              <table:table-cell office:value-type="string">
                <text:p>concurren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</svg:desc>
                </draw:g>
              </table:table-cell>
              <table:table-cell office:value-type="float" office:value="27.899">
                <text:p>27.899</text:p>
                <draw:g>
                  <svg:desc>Sheet1.B2:Sheet1.B5</svg:desc>
                </draw:g>
              </table:table-cell>
              <table:table-cell office:value-type="float" office:value="27.899">
                <text:p>27.899</text:p>
                <draw:g>
                  <svg:desc>Sheet1.B2:Sheet1.E2</svg:desc>
                </draw:g>
              </table:table-cell>
              <table:table-cell office:value-type="float" office:value="27.899">
                <text:p>27.899</text:p>
                <draw:g>
                  <svg:desc>Sheet1.C2:Sheet1.C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.512">
                <text:p>15.512</text:p>
              </table:table-cell>
              <table:table-cell office:value-type="float" office:value="27.899">
                <text:p>27.899</text:p>
              </table:table-cell>
              <table:table-cell office:value-type="float" office:value="15.751">
                <text:p>15.7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.492">
                <text:p>11.492</text:p>
              </table:table-cell>
              <table:table-cell office:value-type="float" office:value="27.899">
                <text:p>27.899</text:p>
              </table:table-cell>
              <table:table-cell office:value-type="float" office:value="10.442">
                <text:p>10.4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.858">
                <text:p>9.858</text:p>
              </table:table-cell>
              <table:table-cell office:value-type="float" office:value="27.899">
                <text:p>27.899</text:p>
              </table:table-cell>
              <table:table-cell office:value-type="float" office:value="8.352">
                <text:p>8.3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Speedup</text:p>
        </chart:title>
        <chart:legend chart:legend-position="end" svg:x="13.042cm" svg:y="3.703cm" style:legend-expansion="high" chart:style-name="ch3"/>
        <chart:plot-area chart:style-name="ch4" table:cell-range-address="Sheet1.A7:Sheet1.D10" chart:data-source-has-labels="both" svg:x="1.331cm" svg:y="1.275cm" svg:width="11.391cm" svg:height="6.564cm">
          <chartooo:coordinate-region svg:x="2.058cm" svg:y="1.474cm" svg:width="10.57cm" svg:height="5.718cm"/>
          <chart:axis chart:dimension="x" chart:name="primary-x" chart:style-name="ch5" chartooo:axis-type="auto">
            <chartooo:date-scale/>
            <chart:title svg:x="6.532cm" svg:y="8.019cm" chart:style-name="ch6">
              <text:p>Cores</text:p>
            </chart:title>
            <chart:categories table:cell-range-address="Sheet1.A7:Sheet1.A10"/>
          </chart:axis>
          <chart:axis chart:dimension="y" chart:name="primary-y" chart:style-name="ch5">
            <chart:title svg:x="0.451cm" svg:y="5.858cm" chart:style-name="ch7">
              <text:p>Speedup (Ts\ Tp)</text:p>
            </chart:title>
            <chart:grid chart:style-name="ch8" chart:class="major"/>
          </chart:axis>
          <chart:series chart:style-name="ch9" chart:values-cell-range-address="Sheet1.B7:Sheet1.B10" loext:label-string="parallell" chart:class="chart:line">
            <chart:data-point chart:repeated="4"/>
          </chart:series>
          <chart:series chart:style-name="ch10" chart:values-cell-range-address="Sheet1.C7:Sheet1.C10" loext:label-string="concurrent" chart:class="chart:line">
            <chart:data-point chart:repeated="4"/>
          </chart:series>
          <chart:series chart:style-name="ch11" chart:values-cell-range-address="Sheet1.D7:Sheet1.D10" loext:label-string="linear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l</text:p>
              </table:table-cell>
              <table:table-cell office:value-type="string">
                <text:p>concurrent</text:p>
              </table:table-cell>
              <table:table-cell office:value-type="string">
                <text:p>linear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7:Sheet1.A10</svg:desc>
                </draw:g>
              </table:table-cell>
              <table:table-cell office:value-type="float" office:value="1">
                <text:p>1</text:p>
                <draw:g>
                  <svg:desc>Sheet1.B7:Sheet1.B10</svg:desc>
                </draw:g>
              </table:table-cell>
              <table:table-cell office:value-type="float" office:value="1">
                <text:p>1</text:p>
                <draw:g>
                  <svg:desc>Sheet1.C7:Sheet1.C10</svg:desc>
                </draw:g>
              </table:table-cell>
              <table:table-cell office:value-type="float" office:value="1">
                <text:p>1</text:p>
                <draw:g>
                  <svg:desc>Sheet1.D7:Sheet1.D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79854306343476">
                <text:p>1.79854306343476</text:p>
              </table:table-cell>
              <table:table-cell office:value-type="float" office:value="1.77125261888134">
                <text:p>1.77125261888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42768882701009">
                <text:p>2.42768882701009</text:p>
              </table:table-cell>
              <table:table-cell office:value-type="float" office:value="2.67180616740088">
                <text:p>2.671806167400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83008723879083">
                <text:p>2.83008723879083</text:p>
              </table:table-cell>
              <table:table-cell office:value-type="float" office:value="3.34039750957854">
                <text:p>3.3403975095785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